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officeooo:paragraph-rsid="0027d251"/>
    </style:style>
    <style:style style:name="P13" style:family="paragraph" style:parent-style-name="Text_20_body">
      <style:text-properties fo:font-weight="bold" officeooo:paragraph-rsid="002aa505" style:font-weight-asian="bold" style:font-weight-complex="bold"/>
    </style:style>
    <style:style style:name="P14" style:family="paragraph" style:parent-style-name="Text_20_body">
      <style:text-properties fo:font-weight="normal" officeooo:paragraph-rsid="0027d251" style:font-weight-asian="normal" style:font-weight-complex="normal"/>
    </style:style>
    <style:style style:name="P15" style:family="paragraph" style:parent-style-name="Text_20_body">
      <style:text-properties fo:font-weight="normal" officeooo:paragraph-rsid="0028e9d9" style:font-weight-asian="normal" style:font-weight-complex="normal"/>
    </style:style>
    <style:style style:name="P16" style:family="paragraph" style:parent-style-name="Text_20_body">
      <style:text-properties officeooo:paragraph-rsid="0028e9d9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officeooo:paragraph-rsid="0027d251"/>
    </style:style>
    <style:style style:name="P21" style:family="paragraph" style:parent-style-name="Standard">
      <style:text-properties style:font-name="arial" fo:font-size="11pt" officeooo:rsid="0027d251" officeooo:paragraph-rsid="0027d251"/>
    </style:style>
    <style:style style:name="P22" style:family="paragraph" style:parent-style-name="Standard">
      <style:text-properties style:font-name="arial" fo:font-size="11pt" officeooo:rsid="0027d251" officeooo:paragraph-rsid="0028e9d9"/>
    </style:style>
    <style:style style:name="P23" style:family="paragraph" style:parent-style-name="Standard">
      <style:text-properties style:font-name="arial" fo:font-size="11pt" officeooo:rsid="0028e9d9" officeooo:paragraph-rsid="0028e9d9"/>
    </style:style>
    <style:style style:name="P24" style:family="paragraph" style:parent-style-name="Standard">
      <style:text-properties style:font-name="arial" fo:font-size="11pt" fo:font-weight="normal" officeooo:rsid="002c6273" officeooo:paragraph-rsid="002c6273" style:font-weight-asian="normal" style:font-weight-complex="normal"/>
    </style:style>
    <style:style style:name="P25" style:family="paragraph" style:parent-style-name="Standard">
      <style:text-properties officeooo:paragraph-rsid="0028e9d9"/>
    </style:style>
    <style:style style:name="P26" style:family="paragraph" style:parent-style-name="Standard">
      <style:text-properties officeooo:paragraph-rsid="002aa505"/>
    </style:style>
    <style:style style:name="P27" style:family="paragraph" style:parent-style-name="Standard">
      <style:text-properties officeooo:paragraph-rsid="002c6273"/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34" style:family="paragraph" style:parent-style-name="Table_20_Contents">
      <style:text-properties officeooo:paragraph-rsid="0026c566"/>
    </style:style>
    <style:style style:name="P35" style:family="paragraph" style:parent-style-name="Table_20_Contents">
      <style:text-properties officeooo:paragraph-rsid="0026d0ee"/>
    </style:style>
    <style:style style:name="P36" style:family="paragraph" style:parent-style-name="Table_20_Contents">
      <style:text-properties officeooo:paragraph-rsid="0027d251"/>
    </style:style>
    <style:style style:name="P37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39" style:family="paragraph" style:parent-style-name="Table_20_Contents">
      <style:text-properties style:font-name="arial" fo:font-size="11pt" officeooo:rsid="0027d251" officeooo:paragraph-rsid="0027d251"/>
    </style:style>
    <style:style style:name="P40" style:family="paragraph" style:parent-style-name="Table_20_Contents">
      <style:text-properties style:font-name="arial" fo:font-size="11pt" officeooo:rsid="0027d251" officeooo:paragraph-rsid="0028e9d9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42" style:family="paragraph" style:parent-style-name="Table_20_Contents">
      <style:text-properties style:font-name="arial" fo:font-size="11pt" officeooo:rsid="0028e9d9" officeooo:paragraph-rsid="0028e9d9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officeooo:paragraph-rsid="0027d251"/>
    </style:style>
    <style:style style:name="P45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46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47" style:family="paragraph" style:parent-style-name="Table_20_Contents">
      <style:text-properties officeooo:rsid="002c6273" officeooo:paragraph-rsid="002c6273"/>
    </style:style>
    <style:style style:name="P48" style:family="paragraph" style:parent-style-name="Table_20_Contents">
      <style:text-properties officeooo:rsid="002e2077" officeooo:paragraph-rsid="002e2077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50" style:family="paragraph" style:parent-style-name="Table_20_Contents">
      <style:text-properties style:font-name="arial" fo:font-size="11pt" officeooo:rsid="0027d251" officeooo:paragraph-rsid="0027d251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019a71e" officeooo:paragraph-rsid="0019a71e"/>
    </style:style>
    <style:style style:name="P55" style:family="paragraph" style:parent-style-name="Heading_20_1">
      <style:paragraph-properties fo:break-before="page"/>
      <style:text-properties officeooo:rsid="0025aa4f" officeooo:paragraph-rsid="0025aa4f"/>
    </style:style>
    <style:style style:name="P56" style:family="paragraph" style:parent-style-name="Heading_20_2">
      <style:text-properties officeooo:rsid="0026c566" officeooo:paragraph-rsid="0026c566"/>
    </style:style>
    <style:style style:name="P57" style:family="paragraph" style:parent-style-name="Heading_20_2">
      <style:text-properties officeooo:rsid="0027d251" officeooo:paragraph-rsid="0027d251"/>
    </style:style>
    <style:style style:name="P58" style:family="paragraph" style:parent-style-name="Heading_20_2">
      <style:text-properties officeooo:rsid="0028e9d9" officeooo:paragraph-rsid="0028e9d9"/>
    </style:style>
    <style:style style:name="P59" style:family="paragraph" style:parent-style-name="Heading_20_2">
      <style:text-properties officeooo:rsid="002aa505" officeooo:paragraph-rsid="002aa505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" fo:font-size="11pt"/>
    </style:style>
    <style:style style:name="T7" style:family="text">
      <style:text-properties style:font-name="arial" fo:font-size="11pt" officeooo:rsid="0027d251"/>
    </style:style>
    <style:style style:name="T8" style:family="text">
      <style:text-properties style:font-name="arial" fo:font-size="11pt" officeooo:rsid="0028e9d9"/>
    </style:style>
    <style:style style:name="T9" style:family="text">
      <style:text-properties style:font-name="arial" fo:font-size="11pt" officeooo:rsid="002c6273"/>
    </style:style>
    <style:style style:name="T10" style:family="text">
      <style:text-properties style:font-name="arial" fo:font-size="11pt" fo:font-weight="normal" officeooo:rsid="0028e9d9" style:font-weight-asian="normal" style:font-weight-complex="normal"/>
    </style:style>
    <style:style style:name="T11" style:family="text">
      <style:text-properties style:font-name="arial" fo:font-size="11pt" fo:font-weight="normal" officeooo:rsid="002c6273" style:font-weight-asian="normal" style:font-weight-complex="normal"/>
    </style:style>
    <style:style style:name="T12" style:family="text">
      <style:text-properties style:font-name="arial" fo:font-size="11pt" officeooo:rsid="002e2077"/>
    </style:style>
    <style:style style:name="T13" style:family="text">
      <style:text-properties officeooo:rsid="002c62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19"/>
      <text:p text:style-name="P19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8">Indice</text:p>
          </text:index-title>
          <text:p text:style-name="P17"><text:a xlink:type="simple" xlink:href="#__RefHeading___Toc211_1698590011" text:style-name="Index_20_Link" text:visited-style-name="Index_20_Link">Scopo del documento<text:tab/>3</text:a></text:p>
          <text:p text:style-name="P17"><text:a xlink:type="simple" xlink:href="#__RefHeading___Toc3035_2918665869" text:style-name="Index_20_Link" text:visited-style-name="Index_20_Link">Requisiti funzionali<text:tab/>4</text:a></text:p>
          <text:p text:style-name="P17"><text:a xlink:type="simple" xlink:href="#__RefHeading___Toc3037_2918665869" text:style-name="Index_20_Link" text:visited-style-name="Index_20_Link">Requisiti non funzionali<text:tab/>5</text:a></text:p>
          <text:p text:style-name="P28"><text:a xlink:type="simple" xlink:href="#__RefHeading___Toc1006_2716549688" text:style-name="Index_20_Link" text:visited-style-name="Index_20_Link">Sicurezza<text:tab/>5</text:a></text:p>
          <text:p text:style-name="P28"><text:a xlink:type="simple" xlink:href="#__RefHeading___Toc583_3031824570" text:style-name="Index_20_Link" text:visited-style-name="Index_20_Link">Portabilità<text:tab/>5</text:a></text:p>
          <text:p text:style-name="P28"><text:a xlink:type="simple" xlink:href="#__RefHeading___Toc585_3031824570" text:style-name="Index_20_Link" text:visited-style-name="Index_20_Link">Usabilità<text:tab/>6</text:a></text:p>
          <text:p text:style-name="P28"><text:a xlink:type="simple" xlink:href="#__RefHeading___Toc587_3031824570" text:style-name="Index_20_Link" text:visited-style-name="Index_20_Link">Accessibilità<text:tab/>6</text:a></text:p>
          <text:p text:style-name="P28"><text:a xlink:type="simple" xlink:href="#__RefHeading___Toc589_3031824570" text:style-name="Index_20_Link" text:visited-style-name="Index_20_Link">Privacy<text:tab/>7</text:a></text:p>
          <text:p text:style-name="P28"><text:a xlink:type="simple" xlink:href="#__RefHeading___Toc591_3031824570" text:style-name="Index_20_Link" text:visited-style-name="Index_20_Link">Prestazioni<text:tab/>7</text:a></text:p>
          <text:p text:style-name="P28"><text:a xlink:type="simple" xlink:href="#__RefHeading___Toc593_3031824570" text:style-name="Index_20_Link" text:visited-style-name="Index_20_Link">Robustezza<text:tab/>7</text:a></text:p>
          <text:p text:style-name="P28"><text:a xlink:type="simple" xlink:href="#__RefHeading___Toc595_3031824570" text:style-name="Index_20_Link" text:visited-style-name="Index_20_Link">Localizzazione<text:tab/>8</text:a></text:p>
          <text:p text:style-name="P28"><text:a xlink:type="simple" xlink:href="#__RefHeading___Toc597_3031824570" text:style-name="Index_20_Link" text:visited-style-name="Index_20_Link">Operatività<text:tab/>8</text:a></text:p>
          <text:p text:style-name="P28"><text:a xlink:type="simple" xlink:href="#__RefHeading___Toc599_3031824570" text:style-name="Index_20_Link" text:visited-style-name="Index_20_Link">Capacità<text:tab/>8</text:a></text:p>
        </text:index-body>
      </text:table-of-content>
      <text:p text:style-name="P6"/>
      <text:h text:style-name="P54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3">D1-T25</text:span><text:span text:style-name="T5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… .</text:p>
      <text:h text:style-name="P55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3">SpottyThings </text:span><text:span text:style-name="T5">mediante dei diagrammi dei casi d’uso di UML e una descrizione o in linguaggio naturale o con ulteriori diagrammi UML.</text:span></text:p>
      <text:h text:style-name="P55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riportiamo una tabella in cui organizziamo i vari requisiti non funzionali di <text:span text:style-name="T3">SpottyThings </text:span><text:span text:style-name="T5">in una tabella con il titolo del requisito non funzionale, una sua breve descrizione e la misura usata per verificarne l’attuazione.</text:span></text:p>
      <text:p text:style-name="P11"/>
      <text:h text:style-name="P56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800229670320">
          <table:table-cell table:style-name="Tabella1.A1" office:value-type="string">
            <text:p text:style-name="P29">Titolo</text:p>
          </table:table-cell>
          <table:table-cell table:style-name="Tabella1.A1" office:value-type="string">
            <text:p text:style-name="P29">Descrizione</text:p>
          </table:table-cell>
          <table:table-cell table:style-name="Tabella1.C1" office:value-type="string">
            <text:p text:style-name="P29">Misura</text:p>
          </table:table-cell>
        </table:table-row>
        <table:table-row table:style-name="TableLine94800229704784">
          <table:table-cell table:style-name="Tabella1.A2" office:value-type="string">
            <text:p text:style-name="P33">Strong password.</text:p>
          </table:table-cell>
          <table:table-cell table:style-name="Tabella1.A2" office:value-type="string">
            <text:p text:style-name="P35">La password deve essere robusta.</text:p>
          </table:table-cell>
          <table:table-cell table:style-name="Tabella1.C2" office:value-type="string">
            <text:p text:style-name="P34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800229706976">
          <table:table-cell table:style-name="Tabella1.A2" office:value-type="string">
            <text:p text:style-name="P33">Ripristino password.</text:p>
          </table:table-cell>
          <table:table-cell table:style-name="Tabella1.A2" office:value-type="string">
            <text:p text:style-name="P34">Il ripristino della password deve avvenire in maniera sicura e secondo una procedura precisa.</text:p>
          </table:table-cell>
          <table:table-cell table:style-name="Tabella1.C2" office:value-type="string">
            <text:p text:style-name="P34">Accesso a un link di ripristino inviato via mail all’utente, da cui accedere alla schermata di scelta nuova password.</text:p>
          </table:table-cell>
        </table:table-row>
        <table:table-row table:style-name="TableLine94800229707776">
          <table:table-cell table:style-name="Tabella1.A2" office:value-type="string">
            <text:p text:style-name="P33">Cambio password.</text:p>
          </table:table-cell>
          <table:table-cell table:style-name="Tabella1.A2" office:value-type="string">
            <text:p text:style-name="P34">La modifica della password deve avvenire in maniera sicura e secondo una procedura precisa.</text:p>
          </table:table-cell>
          <table:table-cell table:style-name="Tabella1.C2" office:value-type="string">
            <text:p text:style-name="P34">Prima di scegliere la nuova password, deve venire inserita due volte la password precedente.</text:p>
          </table:table-cell>
        </table:table-row>
        <table:table-row table:style-name="TableLine94800229708624">
          <table:table-cell table:style-name="Tabella1.A2" office:value-type="string">
            <text:p text:style-name="P33">Blocco account.</text:p>
          </table:table-cell>
          <table:table-cell table:style-name="Tabella1.A2" office:value-type="string">
            <text:p text:style-name="P34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34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800229709424">
          <table:table-cell table:style-name="Tabella1.A2" office:value-type="string">
            <text:p text:style-name="P33">Autenticazione a due fattori.</text:p>
          </table:table-cell>
          <table:table-cell table:style-name="Tabella1.A2" office:value-type="string">
            <text:p text:style-name="P34">Il sistema prevede facoltativamente un ulteriore protezione del profilo in fase di login.</text:p>
          </table:table-cell>
          <table:table-cell table:style-name="Tabella1.C2" office:value-type="string">
            <text:p text:style-name="P34">In fase di login, dopo le credenziale viene richiesto un codice di conferma a 6 cifre mandato al numero di telefono indicato dall’utente.</text:p>
          </table:table-cell>
        </table:table-row>
        <table:table-row table:style-name="TableLine94800229710336">
          <table:table-cell table:style-name="Tabella1.A2" office:value-type="string">
            <text:p text:style-name="P33">Sicurezza dei pagamenti.</text:p>
          </table:table-cell>
          <table:table-cell table:style-name="Tabella1.A2" office:value-type="string">
            <text:p text:style-name="P34">I dati inseriti dall’utente per i metodi di pagamento non devono venire intercettati da terzi.</text:p>
          </table:table-cell>
          <table:table-cell table:style-name="Tabella1.C2" office:value-type="string">
            <text:p text:style-name="P34">Il sistema supporterà un sistema di sicurezza di livello trasporto da TLS 1.0 a TLS 1.3 <text:span text:style-name="T13">e userà il protocollo https.</text:span></text:p>
          </table:table-cell>
        </table:table-row>
      </table:table>
      <text:p text:style-name="P11"/>
      <text:h text:style-name="P57" text:outline-level="2"><text:bookmark-start text:name="__RefHeading___Toc583_3031824570"/>Portabilità<text:bookmark-end text:name="__RefHeading___Toc583_3031824570"/></text:h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800229713552">
          <table:table-cell table:style-name="Tabella2.A1" office:value-type="string">
            <text:p text:style-name="P30">Titolo</text:p>
          </table:table-cell>
          <table:table-cell table:style-name="Tabella2.A1" office:value-type="string">
            <text:p text:style-name="P30">Descrizione</text:p>
          </table:table-cell>
          <table:table-cell table:style-name="Tabella2.C1" office:value-type="string">
            <text:p text:style-name="P30">Misura</text:p>
          </table:table-cell>
        </table:table-row>
        <table:table-row table:style-name="TableLine94800229915952">
          <table:table-cell table:style-name="Tabella2.A2" office:value-type="string">
            <text:p text:style-name="P38">Versioni supportate di Google Chrome.</text:p>
          </table:table-cell>
          <table:table-cell table:style-name="Tabella2.A2" office:value-type="string">
            <text:p text:style-name="P39">L’applicazione web deve funzionare correttamente su Google Chrome.</text:p>
          </table:table-cell>
          <table:table-cell table:style-name="Tabella2.C2" office:value-type="string">
            <text:p text:style-name="P39">L’applicazione sarà compatibile a partire dalla versione 97.0.4692 del 4 gennaio 2022.</text:p>
          </table:table-cell>
        </table:table-row>
        <table:table-row table:style-name="TableLine94800229917760">
          <table:table-cell table:style-name="Tabella2.A2" office:value-type="string">
            <text:p text:style-name="P38">Versioni supportate di Mozilla Firefox.</text:p>
          </table:table-cell>
          <table:table-cell table:style-name="Tabella2.A2" office:value-type="string">
            <text:p text:style-name="P39">L’applicazione web deve funzionare correttamente su Mozilla Firefox.</text:p>
          </table:table-cell>
          <table:table-cell table:style-name="Tabella2.C2" office:value-type="string">
            <text:p text:style-name="P39">L’applicazione sarà compatibile <text:s/>a partire dalla versione Firefox 96.0.3 del 27 gennaio 2022.</text:p>
          </table:table-cell>
        </table:table-row>
        <table:table-row table:style-name="TableLine94800229918560">
          <table:table-cell table:style-name="Tabella2.A2" office:value-type="string">
            <text:p text:style-name="P44"><text:span text:style-name="T7">Versioni supportate di </text:span><text:soft-page-break/><text:span text:style-name="T7">Safari.</text:span></text:p>
          </table:table-cell>
          <table:table-cell table:style-name="Tabella2.A2" office:value-type="string">
            <text:p text:style-name="P36"><text:span text:style-name="T7">L’applicazione web deve funziona</text:span><text:soft-page-break/><text:span text:style-name="T7">re correttamente su Safari.</text:span></text:p>
          </table:table-cell>
          <table:table-cell table:style-name="Tabella2.C2" office:value-type="string">
            <text:p text:style-name="P39">La compatibilità è garantita dalle <text:soft-page-break/>prime versioni rilasciate nel 2022.</text:p>
          </table:table-cell>
        </table:table-row>
        <table:table-row table:style-name="TableLine94800229919408">
          <table:table-cell table:style-name="Tabella2.A2" office:value-type="string">
            <text:p text:style-name="P38">Versioni supportate di Opera.</text:p>
          </table:table-cell>
          <table:table-cell table:style-name="Tabella2.A2" office:value-type="string">
            <text:p text:style-name="P39">L’applicazione web deve funzionare correttamente su Opera.</text:p>
          </table:table-cell>
          <table:table-cell table:style-name="Tabella2.C2" office:value-type="string">
            <text:p text:style-name="P39">L’applicazione sarà compatibile <text:s/>a partire dalla versione Opera 93 del 19 gennaio 2022.</text:p>
          </table:table-cell>
        </table:table-row>
        <table:table-row table:style-name="TableLine94800229920208">
          <table:table-cell table:style-name="Tabella2.A2" office:value-type="string">
            <text:p text:style-name="P37">Dispositivi supportati.</text:p>
          </table:table-cell>
          <table:table-cell table:style-name="Tabella2.A2" office:value-type="string">
            <text:p text:style-name="P27"><text:span text:style-name="T9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48"><text:span text:style-name="T12">I</text:span><text:span text:style-name="T6">l front-end del sistema deve venire sviluppato usando dei contenitori fluidi e dinamici per le varie funzionalità che non sfruttano un posizionamento assoluto sullo schermo ma che si adattano e ai diversi schermi non modificando le proprie proporzioni.</text:span></text:p>
          </table:table-cell>
        </table:table-row>
      </table:table>
      <text:p text:style-name="P20"/>
      <text:h text:style-name="P57" text:outline-level="2"><text:bookmark-start text:name="__RefHeading___Toc585_3031824570"/>Usabilità<text:bookmark-end text:name="__RefHeading___Toc585_3031824570"/></text:h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800229922752">
          <table:table-cell table:style-name="Tabella3.A1" office:value-type="string">
            <text:p text:style-name="P30">Titolo</text:p>
          </table:table-cell>
          <table:table-cell table:style-name="Tabella3.A1" office:value-type="string">
            <text:p text:style-name="P30">Descrizione</text:p>
          </table:table-cell>
          <table:table-cell table:style-name="Tabella3.C1" office:value-type="string">
            <text:p text:style-name="P30">Misura</text:p>
          </table:table-cell>
        </table:table-row>
        <table:table-row table:style-name="TableLine94800229934656">
          <table:table-cell table:style-name="Tabella3.A2" office:value-type="string">
            <text:p text:style-name="P38">Facilità d’uso.</text:p>
          </table:table-cell>
          <table:table-cell table:style-name="Tabella3.A2" office:value-type="string">
            <text:p text:style-name="P21">Il sistema deve essere di facile utilizzo.</text:p>
          </table:table-cell>
          <table:table-cell table:style-name="Tabella3.C2" office:value-type="string">
            <text:p text:style-name="P39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38">Comunicazione errori all’utente.</text:p>
          </table:table-cell>
          <table:table-cell table:style-name="Tabella3.A2" office:value-type="string">
            <text:p text:style-name="P21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39">Nel caso di inserimenti errati da parte dell’utente dovranno comparire dei messaggi di testo che descrivano il problema con le possibile cause e le possibile soluzioni.</text:p>
          </table:table-cell>
        </table:table-row>
        <table:table-row table:style-name="Tabella3.3">
          <table:table-cell table:style-name="Tabella3.A2" office:value-type="string">
            <text:p text:style-name="P38">Supporto iniziale all’utente.</text:p>
          </table:table-cell>
          <table:table-cell table:style-name="Tabella3.A2" office:value-type="string">
            <text:p text:style-name="P21">Il sistema deve aiutare l’utente a capire le funzionalità di sistema.</text:p>
          </table:table-cell>
          <table:table-cell table:style-name="Tabella3.C2" office:value-type="string">
            <text:p text:style-name="P39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20"/>
      <text:h text:style-name="P57" text:outline-level="2"><text:bookmark-start text:name="__RefHeading___Toc587_3031824570"/>Accessibilità<text:bookmark-end text:name="__RefHeading___Toc587_3031824570"/></text:h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800229939024">
          <table:table-cell table:style-name="Tabella4.A1" office:value-type="string">
            <text:p text:style-name="P30">Titolo</text:p>
          </table:table-cell>
          <table:table-cell table:style-name="Tabella4.A1" office:value-type="string">
            <text:p text:style-name="P30">Descrizione</text:p>
          </table:table-cell>
          <table:table-cell table:style-name="Tabella4.C1" office:value-type="string">
            <text:p text:style-name="P30">Misura</text:p>
          </table:table-cell>
        </table:table-row>
        <table:table-row table:style-name="TableLine94800229958896">
          <table:table-cell table:style-name="Tabella4.A2" office:value-type="string">
            <text:p text:style-name="P45">Miglioramenti <text:span text:style-name="T8">per una maggiore</text:span> visibilità.</text:p>
          </table:table-cell>
          <table:table-cell table:style-name="Tabella4.A2" office:value-type="string">
            <text:p text:style-name="P21">L’applicazione web deve essere accessibile a tutti gli utenti con condizioni di deficit o disabilità.</text:p>
          </table:table-cell>
          <table:table-cell table:style-name="Tabella4.C2" office:value-type="string">
            <text:p text:style-name="P39">L’applicazione web è conforme alla 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94800229960512">
          <table:table-cell table:style-name="Tabella4.A2" office:value-type="string">
            <text:p text:style-name="P45">Chiarezza dell’interfac<text:soft-page-break/>cia.</text:p>
          </table:table-cell>
          <table:table-cell table:style-name="Tabella4.A2" office:value-type="string">
            <text:p text:style-name="P21">Tutte le parti funzionali dell’interfac<text:soft-page-break/>cia utente devono essere chiare e distinguibili.</text:p>
          </table:table-cell>
          <table:table-cell table:style-name="Tabella4.C2" office:value-type="string">
            <text:p text:style-name="P39">Tutte le parti utili ai fini funzionali ri<text:soft-page-break/>spettano un livello di contrasto AA come definito nelle WCAG 2.1 (sezione 1.4.3).</text:p>
          </table:table-cell>
        </table:table-row>
        <table:table-row table:style-name="TableLine94800229961312">
          <table:table-cell table:style-name="Tabella4.A2" office:value-type="string">
            <text:p text:style-name="P45">Uso della tastiera.</text:p>
          </table:table-cell>
          <table:table-cell table:style-name="Tabella4.A2" office:value-type="string">
            <text:p text:style-name="P21">Il sistema permette più metodi per l’inserimento di input.</text:p>
          </table:table-cell>
          <table:table-cell table:style-name="Tabella4.C2" office:value-type="string">
            <text:p text:style-name="P36"><text:span text:style-name="T8">È </text:span><text:span text:style-name="T7">possibile navigare ed </text:span><text:span text:style-name="T8">usare</text:span><text:span text:style-name="T7"> le funzionalità </text:span><text:span text:style-name="T8">usando</text:span><text:span text:style-name="T7"> solo la tastiera.</text:span></text:p>
          </table:table-cell>
        </table:table-row>
      </table:table>
      <text:h text:style-name="Heading_20_2" text:outline-level="2"/>
      <text:h text:style-name="P58" text:outline-level="2"><text:bookmark-start text:name="__RefHeading___Toc589_3031824570"/>Privacy<text:bookmark-end text:name="__RefHeading___Toc589_3031824570"/></text:h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800229956112">
          <table:table-cell table:style-name="Tabella5.A1" office:value-type="string">
            <text:p text:style-name="P31">Titolo</text:p>
          </table:table-cell>
          <table:table-cell table:style-name="Tabella5.A1" office:value-type="string">
            <text:p text:style-name="P31">Descrizione</text:p>
          </table:table-cell>
          <table:table-cell table:style-name="Tabella5.C1" office:value-type="string">
            <text:p text:style-name="P31">Misura</text:p>
          </table:table-cell>
        </table:table-row>
        <table:table-row table:style-name="TableLine94800229970928">
          <table:table-cell table:style-name="Tabella5.A2" office:value-type="string">
            <text:p text:style-name="P45">Regolamento protezione dati.</text:p>
          </table:table-cell>
          <table:table-cell table:style-name="Tabella5.A2" office:value-type="string">
            <text:p text:style-name="P22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40">???</text:p>
          </table:table-cell>
        </table:table-row>
        <table:table-row table:style-name="TableLine94800229973120">
          <table:table-cell table:style-name="Tabella5.A2" office:value-type="string">
            <text:p text:style-name="P45">Verifica dell’identità.</text:p>
          </table:table-cell>
          <table:table-cell table:style-name="Tabella5.A2" office:value-type="string">
            <text:p text:style-name="P22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42">Mediante il sistema di SPID verrà verificata l’identità degli utenti e le relative informazioni non verranno trasferite a terzi come specificato dal ???</text:p>
          </table:table-cell>
        </table:table-row>
      </table:table>
      <text:p text:style-name="P25"/>
      <text:h text:style-name="P58" text:outline-level="2"><text:bookmark-start text:name="__RefHeading___Toc591_3031824570"/>Prestazioni<text:bookmark-end text:name="__RefHeading___Toc591_3031824570"/></text:h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800229975360">
          <table:table-cell table:style-name="Tabella6.A1" office:value-type="string">
            <text:p text:style-name="P31">Titolo</text:p>
          </table:table-cell>
          <table:table-cell table:style-name="Tabella6.A1" office:value-type="string">
            <text:p text:style-name="P31">Descrizione</text:p>
          </table:table-cell>
          <table:table-cell table:style-name="Tabella6.C1" office:value-type="string">
            <text:p text:style-name="P31">Misura</text:p>
          </table:table-cell>
        </table:table-row>
        <table:table-row table:style-name="TableLine94800229989120">
          <table:table-cell table:style-name="Tabella6.A2" office:value-type="string">
            <text:p text:style-name="P45">Avvio applicazione web.</text:p>
          </table:table-cell>
          <table:table-cell table:style-name="Tabella6.A2" office:value-type="string">
            <text:p text:style-name="P23">Il sito web deve caricarsi in un tempo accettabile.</text:p>
          </table:table-cell>
          <table:table-cell table:style-name="Tabella6.C2" office:value-type="string">
            <text:p text:style-name="P42">Il login, ovvero la verifica delle credenziali, sarà effettuato in un massimo di 2 secondi dall’inserimento dei dati.</text:p>
          </table:table-cell>
        </table:table-row>
        <table:table-row table:style-name="TableLine94800229991312">
          <table:table-cell table:style-name="Tabella6.A2" office:value-type="string">
            <text:p text:style-name="P46">Velocità caricamento annunci.</text:p>
          </table:table-cell>
          <table:table-cell table:style-name="Tabella6.A2" office:value-type="string">
            <text:p text:style-name="P23">L’applicazione web deve caricare gli annunci cercati dall’utente in un tempo accettabile.</text:p>
          </table:table-cell>
          <table:table-cell table:style-name="Tabella6.C2" office:value-type="string">
            <text:p text:style-name="P42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800229992112">
          <table:table-cell table:style-name="Tabella6.A2" office:value-type="string">
            <text:p text:style-name="P46">Transizione tra schermate.</text:p>
          </table:table-cell>
          <table:table-cell table:style-name="Tabella6.A2" office:value-type="string">
            <text:p text:style-name="P23">L’applicazione web deve essere fluida nel passaggio da una schermata all’altra.</text:p>
          </table:table-cell>
          <table:table-cell table:style-name="Tabella6.C2" office:value-type="string">
            <text:p text:style-name="P42">La fase di transazione tra una schermata e un’altra deve avvenire in non più di 1 secondo.</text:p>
          </table:table-cell>
        </table:table-row>
      </table:table>
      <text:p text:style-name="P25"/>
      <text:h text:style-name="P58" text:outline-level="2"><text:bookmark-start text:name="__RefHeading___Toc593_3031824570"/>Robustezza<text:bookmark-end text:name="__RefHeading___Toc593_3031824570"/></text:h>
      <text:p text:style-name="P16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800229954320">
          <table:table-cell table:style-name="Tabella7.A1" office:value-type="string">
            <text:p text:style-name="P31">Titolo</text:p>
          </table:table-cell>
          <table:table-cell table:style-name="Tabella7.A1" office:value-type="string">
            <text:p text:style-name="P31">Descrizione</text:p>
          </table:table-cell>
          <table:table-cell table:style-name="Tabella7.C1" office:value-type="string">
            <text:p text:style-name="P31">Misura</text:p>
          </table:table-cell>
        </table:table-row>
        <table:table-row table:style-name="TableLine94800230004944">
          <table:table-cell table:style-name="Tabella7.A2" office:value-type="string">
            <text:p text:style-name="P41">Salvataggio dati.</text:p>
          </table:table-cell>
          <table:table-cell table:style-name="Tabella7.A2" office:value-type="string">
            <text:p text:style-name="P23">È necessario garantire un ripristino dei dati degli utenti e dei prodotti presenti sul sito.</text:p>
          </table:table-cell>
          <table:table-cell table:style-name="Tabella7.C2" office:value-type="string">
            <text:p text:style-name="P42">Il sistema garantisce un backup dei dati degli utenti, dei prodotti presenti sul sito e della cronologia delle chat tra gli utenti nel caso di perdita dei dati nel database.</text:p>
          </table:table-cell>
        </table:table-row>
        <text:soft-page-break/>
        <table:table-row table:style-name="TableLine94800230006880">
          <table:table-cell table:style-name="Tabella7.A2" office:value-type="string">
            <text:p text:style-name="P41">Tempo di risoluzione problematiche.</text:p>
          </table:table-cell>
          <table:table-cell table:style-name="Tabella7.A2" office:value-type="string">
            <text:p text:style-name="P25"><text:span text:style-name="T8">Con tempo medio di malfunzionamento si intende il numero massimo di </text:span><text:span text:style-name="T9">minuti consentiti alla risoluzione di problematiche nel sistema.</text:span></text:p>
          </table:table-cell>
          <table:table-cell table:style-name="Tabella7.C2" office:value-type="string">
            <text:p text:style-name="P42">Sarà garantito il ripristino del sistema nel caso di indisponibilità per problematiche in un massimo di 90 minuti.</text:p>
          </table:table-cell>
        </table:table-row>
      </table:table>
      <text:p text:style-name="P25"/>
      <text:p text:style-name="P25"/>
      <text:h text:style-name="P58" text:outline-level="2"><text:bookmark-start text:name="__RefHeading___Toc595_3031824570"/>Localizzazione<text:bookmark-end text:name="__RefHeading___Toc595_3031824570"/></text:h>
      <text:p text:style-name="P16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800230009536">
          <table:table-cell table:style-name="Tabella8.A1" office:value-type="string">
            <text:p text:style-name="P31">Titolo</text:p>
          </table:table-cell>
          <table:table-cell table:style-name="Tabella8.A1" office:value-type="string">
            <text:p text:style-name="P31">Descrizione</text:p>
          </table:table-cell>
          <table:table-cell table:style-name="Tabella8.C1" office:value-type="string">
            <text:p text:style-name="P31">Misura</text:p>
          </table:table-cell>
        </table:table-row>
        <table:table-row table:style-name="TableLine94800230017008">
          <table:table-cell table:style-name="Tabella8.A2" office:value-type="string">
            <text:p text:style-name="P41">Localizzazione posizione.</text:p>
          </table:table-cell>
          <table:table-cell table:style-name="Tabella8.A2" office:value-type="string">
            <text:p text:style-name="P23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42">Il sistema accederà al sistema GPS del dispositivo da cui l’utente visita il sito web.</text:p>
          </table:table-cell>
        </table:table-row>
      </table:table>
      <text:p text:style-name="P25"/>
      <text:h text:style-name="P58" text:outline-level="2"><text:bookmark-start text:name="__RefHeading___Toc597_3031824570"/>Operatività<text:bookmark-end text:name="__RefHeading___Toc597_3031824570"/></text:h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4800230019680">
          <table:table-cell table:style-name="Tabella9.A1" office:value-type="string">
            <text:p text:style-name="P31">Titolo</text:p>
          </table:table-cell>
          <table:table-cell table:style-name="Tabella9.A1" office:value-type="string">
            <text:p text:style-name="P31">Descrizione</text:p>
          </table:table-cell>
          <table:table-cell table:style-name="Tabella9.C1" office:value-type="string">
            <text:p text:style-name="P31">Misura</text:p>
          </table:table-cell>
        </table:table-row>
        <table:table-row table:style-name="TableLine94800230030880">
          <table:table-cell table:style-name="Tabella9.A2" office:value-type="string">
            <text:p text:style-name="P45"><text:span text:style-name="T10">Tempo medio di </text:span><text:span text:style-name="T11">inattività</text:span><text:span text:style-name="T10">.</text:span></text:p>
          </table:table-cell>
          <table:table-cell table:style-name="Tabella9.A2" office:value-type="string">
            <text:p text:style-name="P24">Con tempo medio di malfunzionamento si intende il numero massimo di giorni all’anno, ore al mese, minuti al giorno in cui il sistema non è raggiungibile per manutenzione.</text:p>
          </table:table-cell>
          <table:table-cell table:style-name="Tabella9.C2" office:value-type="string">
            <text:p text:style-name="P42">Il sistema <text:span text:style-name="T13">potrà essere non raggiungibile per al più 5 giorni all’anno, 10 ore al mese, 20 minuti al giorno.</text:span></text:p>
          </table:table-cell>
        </table:table-row>
      </table:table>
      <text:p text:style-name="P25"/>
      <text:h text:style-name="P59" text:outline-level="2"><text:bookmark-start text:name="__RefHeading___Toc599_3031824570"/>Capacità<text:bookmark-end text:name="__RefHeading___Toc599_3031824570"/></text:h>
      <text:p text:style-name="P1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800230034384">
          <table:table-cell table:style-name="Tabella10.A1" office:value-type="string">
            <text:p text:style-name="P32">Titolo</text:p>
          </table:table-cell>
          <table:table-cell table:style-name="Tabella10.A1" office:value-type="string">
            <text:p text:style-name="P32">Descrizione</text:p>
          </table:table-cell>
          <table:table-cell table:style-name="Tabella10.C1" office:value-type="string">
            <text:p text:style-name="P32">Misura</text:p>
          </table:table-cell>
        </table:table-row>
        <table:table-row table:style-name="TableLine94800230045024">
          <table:table-cell table:style-name="Tabella10.A2" office:value-type="string">
            <text:p text:style-name="P43">Gestione del carico degli utenti.</text:p>
          </table:table-cell>
          <table:table-cell table:style-name="Tabella10.A2" office:value-type="string">
            <text:p text:style-name="P26"><text:span text:style-name="T8">Il sistema </text:span><text:span text:style-name="T9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47"><text:span text:style-name="T8">L</text:span><text:span text:style-name="T6">a seguente proprietà è garantita fino a 300 utenti simultaneamente collegati.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7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3T17:22:18.059859037</dc:date>
    <meta:editing-duration>PT1H7M10S</meta:editing-duration>
    <meta:editing-cycles>11</meta:editing-cycles>
    <meta:document-statistic meta:table-count="10" meta:image-count="1" meta:object-count="0" meta:page-count="8" meta:paragraph-count="149" meta:word-count="1316" meta:character-count="8815" meta:non-whitespace-character-count="7643"/>
  </office:meta>
</office:document-meta>
</file>